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, sans-serif"/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d71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a0ea5" officeooo:paragraph-rsid="001d71d8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d71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1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1d71d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0e485" officeooo:paragraph-rsid="001d71d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d5487" officeooo:paragraph-rsid="001d71d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a0ea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d71d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22c423" officeooo:paragraph-rsid="0022c42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21ad24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21ad24" style:font-size-asian="12pt" style:font-size-complex="12pt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21ad2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d71d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2pt" fo:letter-spacing="normal" fo:font-style="normal" fo:font-weight="normal" officeooo:rsid="0022c423" officeooo:paragraph-rsid="0022c423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1eadd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letter-spacing="normal" fo:font-style="normal" officeooo:rsid="0022c423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letter-spacing="normal" fo:font-style="normal" officeooo:rsid="001eaddd"/>
    </style:style>
    <style:style style:name="T12" style:family="text">
      <style:text-properties fo:font-variant="normal" fo:text-transform="none" fo:letter-spacing="normal" fo:font-style="normal" officeooo:rsid="0021ad24"/>
    </style:style>
    <style:style style:name="T13" style:family="text">
      <style:text-properties fo:font-variant="normal" fo:text-transform="none" fo:letter-spacing="normal" fo:font-style="normal" officeooo:rsid="0022c423" style:font-weight-asian="normal" style:font-weight-complex="normal"/>
    </style:style>
    <style:style style:name="T14" style:family="text">
      <style:text-properties fo:font-variant="normal" fo:text-transform="none" fo:letter-spacing="normal" fo:font-style="normal" officeooo:rsid="0022c423"/>
    </style:style>
    <style:style style:name="T15" style:family="text">
      <style:text-properties officeooo:rsid="000fafe3" style:font-size-asian="12pt" style:font-weight-asian="normal" style:font-size-complex="12pt" style:font-weight-complex="normal"/>
    </style:style>
    <style:style style:name="T16" style:family="text">
      <style:text-properties officeooo:rsid="001ec64c" style:font-size-asian="12pt" style:font-weight-asian="normal" style:font-size-complex="12pt" style:font-weight-complex="normal"/>
    </style:style>
    <style:style style:name="T17" style:family="text">
      <style:text-properties officeooo:rsid="0021ad24"/>
    </style:style>
    <style:style style:name="T18" style:family="text">
      <style:text-properties officeooo:rsid="000fafe3" style:font-weight-asian="normal" style:font-weight-complex="normal"/>
    </style:style>
    <style:style style:name="T19" style:family="text">
      <style:text-properties officeooo:rsid="001ec64c" style:font-weight-asian="normal" style:font-weight-complex="normal"/>
    </style:style>
    <style:style style:name="T20" style:family="text">
      <style:text-properties officeooo:rsid="0022c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*X%LOGOUT*</text:p>
            <text:p text:style-name="P15">LOGOUT</text:p>
          </table:table-cell>
          <table:table-cell table:style-name="Table1.A1" office:value-type="string">
            <text:p text:style-name="P9">*<text:span text:style-name="T3">U</text:span>%<text:span text:style-name="T3">PICKER1</text:span>*</text:p>
            <text:p text:style-name="P3">PICKER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*<text:span text:style-name="T3">U</text:span>%<text:span text:style-name="T3">PICKER2</text:span>*</text:p>
            <text:p text:style-name="P3">PICKER2</text:p>
          </table:table-cell>
        </table:table-row>
        <table:table-row>
          <table:table-cell table:style-name="Table1.A1" office:value-type="string">
            <text:p text:style-name="P6">*<text:span text:style-name="T1">X%SETUP*</text:span></text:p>
            <text:p text:style-name="P2">SETUP</text:p>
          </table:table-cell>
          <table:table-cell table:style-name="Table1.A1" office:value-type="string">
            <text:p text:style-name="P9">*L%<text:span text:style-name="T20">D-1</text:span>*</text:p>
            <text:p text:style-name="P23">D-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4"><text:span text:style-name="T15">*</text:span><text:span text:style-name="T16">C%</text:span><text:span text:style-name="T10">1</text:span><text:span text:style-name="T15">*</text:span></text:p>
            <text:p text:style-name="P28">C1</text:p>
          </table:table-cell>
        </table:table-row>
        <table:table-row>
          <table:table-cell table:style-name="Table1.A1" office:value-type="string">
            <text:p text:style-name="P21">*X%START*</text:p>
            <text:p text:style-name="P17">START PICK</text:p>
          </table:table-cell>
          <table:table-cell table:style-name="Table1.A1" office:value-type="string">
            <text:p text:style-name="P25"><text:span text:style-name="T18">*</text:span><text:span text:style-name="T19">C%</text:span><text:span text:style-name="T13">2</text:span><text:span text:style-name="T18">*</text:span></text:p>
            <text:p text:style-name="P28">C2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6">*<text:span text:style-name="T6">C%</text:span><text:span text:style-name="T14">3</text:span>*</text:p>
            <text:p text:style-name="P28">C3</text:p>
          </table:table-cell>
        </table:table-row>
        <table:table-row>
          <table:table-cell table:style-name="Table1.A1" office:value-type="string">
            <text:p text:style-name="P21">*X%SHORT*</text:p>
            <text:p text:style-name="P17">SHORT</text:p>
          </table:table-cell>
          <table:table-cell table:style-name="Table1.A1" office:value-type="string">
            <text:p text:style-name="P26">*<text:span text:style-name="T6">C%</text:span><text:span text:style-name="T14">4</text:span>*</text:p>
            <text:p text:style-name="P28">C4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6">*<text:span text:style-name="T6">C%</text:span><text:span text:style-name="T14">5</text:span>*</text:p>
            <text:p text:style-name="P28">C5</text:p>
          </table:table-cell>
        </table:table-row>
        <table:table-row>
          <table:table-cell table:style-name="Table1.A1" office:value-type="string">
            <text:p text:style-name="P4">*X%NO*</text:p>
            <text:p text:style-name="P14">NO (CO<text:span text:style-name="T2">N</text:span>FIRM)</text:p>
          </table:table-cell>
          <table:table-cell table:style-name="Table1.A1" office:value-type="string">
            <text:p text:style-name="P7">*<text:span text:style-name="T7">P</text:span>%<text:span text:style-name="T5">1</text:span>*</text:p>
            <text:p text:style-name="P19">POS1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2">*<text:span text:style-name="T7">P</text:span>%2*</text:p>
            <text:p text:style-name="P11">POS2</text:p>
          </table:table-cell>
        </table:table-row>
        <table:table-row>
          <table:table-cell table:style-name="Table1.A1" office:value-type="string">
            <text:p text:style-name="P5">*<text:span text:style-name="T1">X%YES*</text:span></text:p>
            <text:p text:style-name="P15">YES (CONFIRM)</text:p>
          </table:table-cell>
          <table:table-cell table:style-name="Table1.A1" office:value-type="string">
            <text:p text:style-name="P22">*<text:span text:style-name="T7">P</text:span>%3*</text:p>
            <text:p text:style-name="P11">POS3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8">*<text:span text:style-name="T7">P</text:span>%<text:span text:style-name="T3">4</text:span>*</text:p>
            <text:p text:style-name="P12">POS<text:span text:style-name="T4">4</text:span>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, sans-serif"/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5T16:36:47.984164000</meta:print-date>
    <dc:date>2014-03-05T18:42:03.269384000</dc:date>
    <meta:editing-duration>P7DT13H48M6S</meta:editing-duration>
    <meta:editing-cycles>22</meta:editing-cycles>
    <meta:generator>LibreOffice/4.1.4.2$MacOSX_x86 LibreOffice_project/0a0440ccc0227ad9829de5f46be37cfb6edcf72</meta:generator>
    <meta:document-statistic meta:table-count="1" meta:image-count="0" meta:object-count="0" meta:page-count="1" meta:paragraph-count="36" meta:word-count="39" meta:character-count="218" meta:non-whitespace-character-count="215"/>
  </office:meta>
</office:document-meta>
</file>